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inherit" svg:font-family="inherit" style:font-family-generic="system"/>
    <style:font-face style:name="Monaco, MonacoRegular, 'Courier" svg:font-family="Monaco, MonacoRegular, 'Courier" style:font-family-generic="system"/>
    <style:font-face style:name="Malgun Gothic" svg:font-family="Malgun Gothic" style:font-family-generic="swiss" style:font-pitch="variable" svg:panose-1="2 11 5 3 2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inherit" fo:font-weight="bold" style:font-weight-asian="bold" style:font-weight-complex="bold" fo:color="#000000" fo:font-size="9pt" style:font-size-asian="9pt"/>
    </style:style>
    <style:style style:name="P2" style:parent-style-name="Standard" style:family="paragraph">
      <style:text-properties style:font-name="inherit" fo:font-weight="bold" style:font-weight-asian="bold" style:font-weight-complex="bold" fo:color="#000000" fo:font-size="9pt" style:font-size-asian="9pt"/>
    </style:style>
    <style:style style:name="P3" style:parent-style-name="Standard" style:family="paragraph">
      <style:text-properties style:font-name="inherit" fo:font-weight="bold" style:font-weight-asian="bold" style:font-weight-complex="bold" fo:color="#000000" fo:font-size="9pt" style:font-size-asian="9pt"/>
    </style:style>
    <style:style style:name="T4" style:parent-style-name="DefaultParagraphFont" style:family="text">
      <style:text-properties style:font-name="inherit" fo:color="#000000" fo:font-size="9pt" style:font-size-asian="9pt"/>
    </style:style>
    <style:style style:name="T5" style:parent-style-name="DefaultParagraphFont" style:family="text">
      <style:text-properties style:font-name="inherit" fo:color="#000000" fo:font-size="9pt" style:font-size-asian="9pt"/>
    </style:style>
    <style:style style:name="T6" style:parent-style-name="DefaultParagraphFont" style:family="text">
      <style:text-properties style:font-name="inherit" fo:color="#000000" fo:font-size="9pt" style:font-size-asian="9pt"/>
    </style:style>
    <style:style style:name="P7" style:parent-style-name="Standard" style:family="paragraph">
      <style:text-properties style:font-name="inherit" fo:color="#000000" fo:font-size="9pt" style:font-size-asian="9pt"/>
    </style:style>
    <style:style style:name="P8" style:parent-style-name="Standard" style:family="paragraph">
      <style:text-properties style:font-name="inherit" fo:color="#000000" fo:font-size="9pt" style:font-size-asian="9pt"/>
    </style:style>
    <style:style style:name="P9" style:parent-style-name="Standard" style:family="paragraph">
      <style:text-properties style:font-name="inherit" fo:color="#000000" fo:font-size="9pt" style:font-size-asian="9pt"/>
    </style:style>
    <style:style style:name="T10" style:parent-style-name="DefaultParagraphFont" style:family="text">
      <style:text-properties style:font-name="inherit" fo:color="#000000" fo:font-size="9pt" style:font-size-asian="9pt" fo:background-color="#F7F7F7"/>
    </style:style>
    <style:style style:name="T11" style:parent-style-name="DefaultParagraphFont" style:family="text">
      <style:text-properties style:font-name="inherit" fo:color="#CE0000" fo:font-size="9pt" style:font-size-asian="9pt" fo:background-color="#F7F7F7"/>
    </style:style>
    <style:style style:name="T12" style:parent-style-name="DefaultParagraphFont" style:family="text">
      <style:text-properties style:font-name="inherit" fo:color="#000000" fo:font-size="9pt" style:font-size-asian="9pt" fo:background-color="#F7F7F7"/>
    </style:style>
    <style:style style:name="P13" style:parent-style-name="Standard" style:family="paragraph">
      <style:text-properties style:font-name="inherit" fo:color="#000000" fo:font-size="9pt" style:font-size-asian="9pt"/>
    </style:style>
    <style:style style:name="P14" style:parent-style-name="Standard" style:family="paragraph">
      <style:text-properties style:font-name="inherit" fo:color="#000000" fo:font-size="9pt" style:font-size-asian="9pt"/>
    </style:style>
    <style:style style:name="P15" style:parent-style-name="Standard" style:family="paragraph">
      <style:text-properties style:font-name="inherit" fo:color="#000000" fo:font-size="9pt" style:font-size-asian="9pt"/>
    </style:style>
    <style:style style:name="P16" style:parent-style-name="Standard" style:family="paragraph">
      <style:text-properties style:font-name="Monaco, MonacoRegular, 'Courier" fo:color="#000000" fo:font-size="9pt" style:font-size-asian="9pt"/>
    </style:style>
    <style:style style:name="P17" style:parent-style-name="Standard" style:family="paragraph">
      <style:text-properties style:font-name="inherit" fo:color="#000000" fo:font-size="9pt" style:font-size-asian="9pt"/>
    </style:style>
    <style:style style:name="P18" style:parent-style-name="Standard" style:family="paragraph">
      <style:text-properties style:font-name="inherit" fo:color="#000000" fo:font-size="9pt" style:font-size-asian="9pt"/>
    </style:style>
    <style:style style:name="P19" style:parent-style-name="Standard" style:family="paragraph">
      <style:text-properties style:font-name="inherit" fo:color="#000000" fo:font-size="9pt" style:font-size-asian="9pt"/>
    </style:style>
    <style:style style:name="P20" style:parent-style-name="Standard" style:family="paragraph">
      <style:text-properties style:font-name="inherit" fo:color="#000000" fo:font-size="9pt" style:font-size-asian="9pt" fo:background-color="#F7F7F7"/>
    </style:style>
    <style:style style:name="P21" style:parent-style-name="Standard" style:family="paragraph">
      <style:text-properties style:font-name="inherit" fo:color="#000000" fo:font-size="9pt" style:font-size-asian="9pt"/>
    </style:style>
    <style:style style:name="P22" style:parent-style-name="Standard" style:family="paragraph">
      <style:text-properties style:font-name="inherit" fo:color="#000000" fo:font-size="9pt" style:font-size-asian="9pt"/>
    </style:style>
    <style:style style:name="P23" style:parent-style-name="Standard" style:family="paragraph">
      <style:text-properties style:font-name="inherit" fo:color="#000000" fo:font-size="9pt" style:font-size-asian="9pt"/>
    </style:style>
    <style:style style:name="P24" style:parent-style-name="Standard" style:family="paragraph">
      <style:text-properties style:font-name="inherit" fo:color="#000000" fo:font-size="9pt" style:font-size-asian="9pt"/>
    </style:style>
    <style:style style:name="T25" style:parent-style-name="DefaultParagraphFont" style:family="text">
      <style:text-properties style:font-name="inherit" fo:font-weight="bold" style:font-weight-asian="bold" style:font-weight-complex="bold" fo:color="#000000" fo:font-size="9pt" style:font-size-asian="9pt"/>
    </style:style>
    <style:style style:name="P26" style:parent-style-name="Standard" style:family="paragraph">
      <style:text-properties style:font-name="inherit" fo:color="#000000" fo:font-size="9pt" style:font-size-asian="9pt"/>
    </style:style>
    <style:style style:name="P27" style:parent-style-name="Standard" style:family="paragraph">
      <style:text-properties style:font-name="inherit" fo:color="#000000" fo:font-size="9pt" style:font-size-asian="9pt"/>
    </style:style>
    <style:style style:name="P28" style:parent-style-name="Standard" style:family="paragraph">
      <style:text-properties style:font-name="inherit" fo:color="#000000" fo:font-size="9pt" style:font-size-asian="9pt"/>
    </style:style>
    <style:style style:name="P29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0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1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2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3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4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5" style:parent-style-name="Standard" style:family="paragraph">
      <style:text-properties style:font-name="inherit" fo:color="#000000" fo:font-size="9pt" style:font-size-asian="9pt"/>
    </style:style>
    <style:style style:name="P36" style:parent-style-name="Standard" style:family="paragraph">
      <style:text-properties style:font-name="inherit" fo:color="#000000" fo:font-size="9pt" style:font-size-asian="9pt"/>
    </style:style>
    <style:style style:name="P37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color="#000000" fo:font-size="9pt" style:font-size-asian="9pt"/>
    </style:style>
    <style:style style:name="P38" style:parent-style-name="Standard" style:family="paragraph">
      <style:text-properties style:font-name="inherit" fo:color="#000000" fo:font-size="9pt" style:font-size-asian="9pt"/>
    </style:style>
    <style:style style:name="P39" style:parent-style-name="Standard" style:family="paragraph">
      <style:text-properties style:font-name="inherit" fo:font-weight="bold" style:font-weight-asian="bold" style:font-weight-complex="bold" fo:color="#000000" fo:font-size="9pt" style:font-size-asian="9pt"/>
    </style:style>
    <style:style style:name="P40" style:parent-style-name="Standard" style:family="paragraph">
      <style:text-properties style:font-name="inherit" fo:color="#000000" fo:font-size="9pt" style:font-size-asian="9pt"/>
    </style:style>
    <style:style style:name="P41" style:parent-style-name="Standard" style:family="paragraph">
      <style:text-properties style:font-name="inherit" fo:font-size="9pt" style:font-size-asian="9pt" style:font-size-complex="9pt"/>
    </style:style>
    <style:style style:name="P42" style:parent-style-name="Standard" style:family="paragraph">
      <style:text-properties style:font-name="inherit" fo:font-weight="bold" style:font-weight-asian="bold" style:font-weight-complex="bold" fo:font-size="9pt" style:font-size-asian="9pt" style:font-size-complex="9pt"/>
    </style:style>
    <style:style style:name="P43" style:parent-style-name="Standard" style:family="paragraph">
      <style:text-properties style:font-name="inherit" fo:font-size="9pt" style:font-size-asian="9pt" style:font-size-complex="9pt" fo:language="en" fo:country="US"/>
    </style:style>
    <style:style style:name="P44" style:parent-style-name="Standard" style:family="paragraph">
      <style:text-properties style:font-name="inherit" fo:font-size="9pt" style:font-size-asian="9pt" style:font-size-complex="9pt" fo:language="en" fo:country="US"/>
    </style:style>
    <style:style style:name="P45" style:parent-style-name="Standard" style:family="paragraph">
      <style:text-properties style:font-name="inherit" fo:font-size="9pt" style:font-size-asian="9pt" style:font-size-complex="9pt" fo:language="en" fo:country="US"/>
    </style:style>
    <style:style style:name="P46" style:parent-style-name="Standard" style:family="paragraph">
      <style:text-properties style:font-name="inherit" fo:font-size="9pt" style:font-size-asian="9pt" style:font-size-complex="9pt"/>
    </style:style>
    <style:style style:name="P47" style:parent-style-name="Standard" style:family="paragraph">
      <style:text-properties style:font-name="inherit" fo:font-size="9pt" style:font-size-asian="9pt" style:font-size-complex="9pt"/>
    </style:style>
    <style:style style:name="P48" style:parent-style-name="Standard" style:family="paragraph">
      <style:text-properties style:font-name="inherit" fo:font-size="9pt" style:font-size-asian="9pt" style:font-size-complex="9pt"/>
    </style:style>
    <style:style style:name="P49" style:parent-style-name="Standard" style:family="paragraph">
      <style:text-properties style:font-name="inherit" style:text-line-through-style="solid" style:text-line-through-width="auto" style:text-line-through-color="font-color" style:text-line-through-mode="continuous" style:text-line-through-type="single" fo:font-size="9pt" style:font-size-asian="9pt" style:font-size-complex="9pt"/>
    </style:style>
    <style:style style:name="P50" style:parent-style-name="Standard" style:family="paragraph">
      <style:text-properties style:font-name="inherit" fo:font-size="9pt" style:font-size-asian="9pt" style:font-size-complex="9pt"/>
    </style:style>
    <style:style style:name="P51" style:parent-style-name="Standard" style:family="paragraph">
      <style:text-properties style:font-name="inherit" fo:font-weight="bold" style:font-weight-asian="bold" style:font-weight-complex="bold" fo:font-size="9pt" style:font-size-asian="9pt" style:font-size-complex="9pt"/>
    </style:style>
    <style:style style:name="T52" style:parent-style-name="DefaultParagraphFont" style:family="text">
      <style:text-properties style:font-name="inherit" fo:font-size="9pt" style:font-size-asian="9pt" style:font-size-complex="9pt"/>
    </style:style>
    <style:style style:name="T53" style:parent-style-name="Hyperlink" style:family="text">
      <style:text-properties style:font-name="inherit" fo:font-size="9pt" style:font-size-asian="9pt" style:font-size-complex="9pt"/>
    </style:style>
    <style:style style:name="T54" style:parent-style-name="DefaultParagraphFont" style:family="text">
      <style:text-properties style:font-name="inherit" fo:font-size="9pt" style:font-size-asian="9pt" style:font-size-complex="9pt"/>
    </style:style>
    <style:style style:name="P55" style:parent-style-name="Standard" style:family="paragraph">
      <style:text-properties style:font-name="inherit" fo:font-size="9pt" style:font-size-asian="9pt" style:font-size-complex="9pt"/>
    </style:style>
    <style:style style:name="T56" style:parent-style-name="DefaultParagraphFont" style:family="text">
      <style:text-properties style:font-name="inherit" fo:font-size="9pt" style:font-size-asian="9pt" style:font-size-complex="9pt"/>
    </style:style>
    <style:style style:name="T57" style:parent-style-name="Hyperlink" style:family="text">
      <style:text-properties style:font-name="inherit" fo:font-size="9pt" style:font-size-asian="9pt" style:font-size-complex="9pt"/>
    </style:style>
    <style:style style:name="P58" style:parent-style-name="Standard" style:family="paragraph">
      <style:text-properties style:font-name="inherit" fo:font-size="9pt" style:font-size-asian="9pt" style:font-size-complex="9pt" fo:language="en" fo:country="US"/>
    </style:style>
    <style:style style:name="P59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0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1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2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3" style:parent-style-name="Standard" style:family="paragraph">
      <style:text-properties style:font-name="inherit" fo:font-size="9pt" style:font-size-asian="9pt" style:font-size-complex="9pt" fo:language="en" fo:country="US"/>
    </style:style>
    <style:style style:name="T64" style:parent-style-name="DefaultParagraphFont" style:family="text">
      <style:text-properties style:font-name="inherit" fo:font-size="9pt" style:font-size-asian="9pt" style:font-size-complex="9pt" fo:language="en" fo:country="US"/>
    </style:style>
    <style:style style:name="T65" style:parent-style-name="Hyperlink" style:family="text">
      <style:text-properties style:font-name="inherit" fo:font-size="9pt" style:font-size-asian="9pt" style:font-size-complex="9pt" fo:language="en" fo:country="US"/>
    </style:style>
    <style:style style:name="T66" style:parent-style-name="DefaultParagraphFont" style:family="text">
      <style:text-properties style:font-name="inherit" fo:font-size="9pt" style:font-size-asian="9pt" style:font-size-complex="9pt" fo:language="en" fo:country="US"/>
    </style:style>
    <style:style style:name="P67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8" style:parent-style-name="Standard" style:family="paragraph">
      <style:text-properties style:font-name="inherit" fo:font-size="9pt" style:font-size-asian="9pt" style:font-size-complex="9pt" fo:language="en" fo:country="US"/>
    </style:style>
    <style:style style:name="P69" style:parent-style-name="Standard" style:family="paragraph">
      <style:text-properties style:font-name="inherit" fo:font-size="9pt" style:font-size-asian="9pt" style:font-size-complex="9pt" fo:language="en" fo:country="US"/>
    </style:style>
    <style:style style:name="P70" style:parent-style-name="Standard" style:family="paragraph">
      <style:text-properties style:font-name="inherit" fo:font-size="9pt" style:font-size-asian="9pt" style:font-size-complex="9pt" fo:language="en" fo:country="US"/>
    </style:style>
    <style:style style:name="P71" style:parent-style-name="Standard" style:family="paragraph">
      <style:text-properties style:font-name="inherit" fo:font-size="9pt" style:font-size-asian="9pt" style:font-size-complex="9pt" fo:language="en" fo:country="US"/>
    </style:style>
  </office:automatic-styles>
  <office:body>
    <office:text text:use-soft-page-breaks="true">
      <text:p text:style-name="P1">Junior Jay Python Packages Install Guide</text:p>
      <text:p text:style-name="P2"/>
      <text:p text:style-name="P3">Steps to install dlib</text:p>
      <text:p text:style-name="Standard"><text:span text:style-name="T4">(according to:<text:s/></text:span><text:a xlink:href="https://pyimagesearch.com/2017/03/27/how-to-install-dlib/" office:target-frame-name="_top" xlink:show="replace"><text:span text:style-name="T5">https://pyimagesearch.com/2017/03/27/how-to-install-dlib/</text:span></text:a><text:span text:style-name="T6">)</text:span></text:p>
      <text:p text:style-name="P7"/>
      <text:p text:style-name="P8">(install dlib pre-reqs)</text:p>
      <text:p text:style-name="P9">sudo apt-get install build-essential cmake</text:p>
      <text:p text:style-name="Standard"><text:span text:style-name="T10">sudo apt-get install libgtk-</text:span><text:span text:style-name="T11">3</text:span><text:span text:style-name="T12">-dev</text:span></text:p>
      <text:p text:style-name="P13">sudo apt-get install libboost-all-dev</text:p>
      <text:p text:style-name="P14"/>
      <text:p text:style-name="P15">(create virtual environment)</text:p>
      <text:p text:style-name="P16">python3 -m venv venv</text:p>
      <text:p text:style-name="P17">source venv/bin/activate</text:p>
      <text:p text:style-name="P18"/>
      <text:p text:style-name="P19">pip install numpy</text:p>
      <text:p text:style-name="P20">pip install scipy</text:p>
      <text:p text:style-name="P21">pip install scikit-image</text:p>
      <text:p text:style-name="P22"/>
      <text:p text:style-name="P23">pip install dlib (this can take a loooong time, just wait)</text:p>
      <text:p text:style-name="P24"/>
      <text:p text:style-name="Standard"><text:span text:style-name="T25">Install other required packages</text:span></text:p>
      <text:p text:style-name="P26">pip install imutils</text:p>
      <text:p text:style-name="P27">pip install opencv-python</text:p>
      <text:p text:style-name="P28">pip install serial</text:p>
      <text:p text:style-name="P29">pip install argparse</text:p>
      <text:p text:style-name="P30">pip install mediapipe</text:p>
      <text:p text:style-name="P31">pip install utils</text:p>
      <text:p text:style-name="P32">pip install pygame</text:p>
      <text:p text:style-name="P33">sudo apt-get install libcap-dev (req for picamera2)</text:p>
      <text:p text:style-name="P34">pip install picamera2</text:p>
      <text:p text:style-name="P35">pip install RPi.GPIO</text:p>
      <text:p text:style-name="P36">pip install pigpio</text:p>
      <text:p text:style-name="P37">sudo apt install libcamera-apps</text:p>
      <text:p text:style-name="P38"/>
      <text:p text:style-name="P39">In VSCode, change interpreter path to venv</text:p>
      <text:p text:style-name="P40">In VSCode, hit Ctrl+Shift+P then type “Python: Select Interpreter” and enter the following path to the venv: /home/juniorjay/venv/bin/python</text:p>
      <text:p text:style-name="Standard"/>
      <text:p text:style-name="P41"/>
      <text:p text:style-name="P42">FER install guide</text:p>
      <text:p text:style-name="P43">python -m venv fer_venv (create venv in /home/user)</text:p>
      <text:p text:style-name="P44">cd /home/user/fer_venv/Scripts/</text:p>
      <text:p text:style-name="P45">activate (venv is now active, proceed to package install)</text:p>
      <text:p text:style-name="P46">pip install opencv-python</text:p>
      <text:p text:style-name="P47">sudo apt-get install libhdf5-dev (required for tensorflow)</text:p>
      <text:p text:style-name="P48">pip install tensorflow (Note here we are installing tensorflow-cpu)</text:p>
      <text:p text:style-name="P49">pip install keras</text:p>
      <text:p text:style-name="P50"/>
      <text:p text:style-name="P51">DeepFace install guide</text:p>
      <text:p text:style-name="Standard"><text:span text:style-name="T52">Based on:<text:s/></text:span><text:a xlink:href="https://github.com/serengil/deepface?tab=readme-ov-file" office:target-frame-name="_top" xlink:show="replace"><text:span text:style-name="T53">https://github.com/serengil/deepface?tab=readme-ov-file</text:span></text:a><text:span text:style-name="T54"><text:s/></text:span></text:p>
      <text:p text:style-name="P55"/>
      <text:p text:style-name="Standard"><text:span text:style-name="T56">git clone<text:s/></text:span><text:a xlink:href="https://github.com/serengil/deepface?tab=readme-ov-file" office:target-frame-name="_top" xlink:show="replace"><text:span text:style-name="T57">https://github.com/serengil/deepface?tab=readme-ov-file</text:span></text:a></text:p>
      <text:p text:style-name="P58">python -m venv deepface_venv (create venv in /home/user)</text:p>
      <text:p text:style-name="P59">cd /home/user/deepface_venv/Scripts/</text:p>
      <text:p text:style-name="P60">activate (venv is now active, proceed to package install)</text:p>
      <text:p text:style-name="P61">pip install deepface</text:p>
      <text:p text:style-name="P62"/>
      <text:p text:style-name="P63">Face Emotion Recognition<text:s/></text:p>
      <text:p text:style-name="Standard"><text:span text:style-name="T64">Based on:<text:s/></text:span><text:a xlink:href="https://github.com/venugopalkadamba/Face_Emotion_Recognition" office:target-frame-name="_top" xlink:show="replace"><text:span text:style-name="T65">https://github.com/venugopalkadamba/Face_Emotion_Recognition</text:span></text:a><text:span text:style-name="T66"><text:s/></text:span></text:p>
      <text:p text:style-name="P67">Delete numpy, tensorflow from requirements.txt</text:p>
      <text:p text:style-name="P68">pip install numpy, tensorflow (latest version)</text:p>
      <text:p text:style-name="P69"/>
      <text:p text:style-name="P70"/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inherit" svg:font-family="inherit" style:font-family-generic="system"/>
    <style:font-face style:name="Monaco, MonacoRegular, 'Courier" svg:font-family="Monaco, MonacoRegular, 'Courier" style:font-family-generic="system"/>
    <style:font-face style:name="Malgun Gothic" svg:font-family="Malgun Gothic" style:font-family-generic="swiss" style:font-pitch="variable" svg:panose-1="2 11 5 3 2 0 0 2 0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sen, Luke</meta:initial-creator>
    <dc:creator>Jansen, Luke</dc:creator>
    <meta:creation-date>2024-03-26T21:58:00Z</meta:creation-date>
    <dc:date>2024-04-20T22:39:00Z</dc:date>
    <meta:template xlink:href="Normal.dotm" xlink:type="simple"/>
    <meta:editing-cycles>2</meta:editing-cycles>
    <meta:editing-duration>PT0S</meta:editing-duration>
    <meta:document-statistic meta:page-count="1" meta:paragraph-count="4" meta:word-count="320" meta:character-count="2144" meta:row-count="15" meta:non-whitespace-character-count="1828"/>
  </office:meta>
</office:document-meta>
</file>